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Descriptor.getBean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setJcrMixinTypes( String [ ] mixin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Descriptor.addFieldDescriptor( FieldDescriptor field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Descriptor.getJc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mergeCollections( Map existing , Collection super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Descriptor.getBeanDescriptor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setJcrType( String jcr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getUuidFieldDescrip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Descriptor.validate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Descriptor.setInterfac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getIdFieldDescrip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Descriptor.hasDiscrimin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lookupInheritanceSettin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Descriptor.setJcrMixinTypes( String mixin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Descriptor.mergeBeans( Map existing , Collection super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Descriptor.getJcrName(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Descriptor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getMapping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addCollectionDescriptor( CollectionDescriptor collection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Descriptor.getDescendantClassDescriptor( String nod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assDescriptor.getPathFieldDescrip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Descriptor.getCollection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Descriptor.setExtend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Descriptor.setDiscriminator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getImp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getJcrSup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hasI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Descriptor.getField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has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is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hasUUI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Descriptor.setSuperClassDescriptor( ClassDescriptor superClass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Descriptor.usesNodeTypePerHierarch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hasDescend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getSuperClass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getEx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usesNodeTypePerConcreteClass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getFieldDescriptor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setMappingDescriptor( MappingDescriptor mapping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setImplements( Set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addImplementDescriptor( ImplementDescriptor implement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mergeFields( Map existing , Collection super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Descriptor.getFiel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setJcrSuperTypes( String super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Descriptor.getDescendantClass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lookupSuperDescrip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Descriptor.getJcrNameFromDescendants( ClassDescriptor classDescriptor ,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Descriptor.getJcrMix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getCollectionDescriptor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addBeanDescriptor( BeanDescriptor bean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Descriptor.setAbstract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scriptor.addDescendantClassDescriptor( ClassDescriptor class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Descripto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